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yreneB" svg:font-family="styreneB, 'styreneB Fallback', ui-sans-serif, system-ui, 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Heading_20_3">
      <style:text-properties officeooo:paragraph-rsid="0008fd0d"/>
    </style:style>
    <style:style style:name="P2" style:family="paragraph" style:parent-style-name="Text_20_body">
      <style:text-properties officeooo:paragraph-rsid="0008fd0d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fo:font-size="8pt" officeooo:paragraph-rsid="0008fd0d" style:font-size-asian="8pt" style:font-size-complex="8pt"/>
    </style:style>
    <style:style style:name="P4" style:family="paragraph" style:parent-style-name="Text_20_body" style:list-style-name="L1">
      <style:text-properties fo:font-size="8pt" officeooo:paragraph-rsid="0008fd0d" style:font-size-asian="8pt" style:font-size-complex="8pt"/>
    </style:style>
    <style:style style:name="P5" style:family="paragraph" style:parent-style-name="Text_20_body" style:list-style-name="L2">
      <style:paragraph-properties fo:margin-top="0in" fo:margin-bottom="0in" style:contextual-spacing="false"/>
      <style:text-properties fo:font-size="8pt" officeooo:paragraph-rsid="0008fd0d" style:font-size-asian="8pt" style:font-size-complex="8pt"/>
    </style:style>
    <style:style style:name="P6" style:family="paragraph" style:parent-style-name="Text_20_body" style:list-style-name="L2">
      <style:text-properties fo:font-size="8pt" officeooo:paragraph-rsid="0008fd0d" style:font-size-asian="8pt" style:font-size-complex="8pt"/>
    </style:style>
    <style:style style:name="P7" style:family="paragraph" style:parent-style-name="Text_20_body" style:list-style-name="L3">
      <style:paragraph-properties fo:margin-top="0in" fo:margin-bottom="0in" style:contextual-spacing="false"/>
      <style:text-properties fo:font-size="8pt" officeooo:paragraph-rsid="0008fd0d" style:font-size-asian="8pt" style:font-size-complex="8pt"/>
    </style:style>
    <style:style style:name="P8" style:family="paragraph" style:parent-style-name="Text_20_body" style:list-style-name="L3">
      <style:text-properties fo:font-size="8pt" officeooo:paragraph-rsid="0008fd0d" style:font-size-asian="8pt" style:font-size-complex="8pt"/>
    </style:style>
    <style:style style:name="P9" style:family="paragraph" style:parent-style-name="Text_20_body" style:list-style-name="L3">
      <style:paragraph-properties fo:margin-top="0in" fo:margin-bottom="0in" style:contextual-spacing="false"/>
      <style:text-properties fo:font-size="8pt" officeooo:rsid="000a515d" officeooo:paragraph-rsid="000a515d" style:font-size-asian="8pt" style:font-size-complex="8pt"/>
    </style:style>
    <style:style style:name="P10" style:family="paragraph" style:parent-style-name="Text_20_body" style:list-style-name="L4">
      <style:paragraph-properties fo:margin-top="0in" fo:margin-bottom="0in" style:contextual-spacing="false"/>
      <style:text-properties fo:font-size="8pt" officeooo:paragraph-rsid="0008fd0d" style:font-size-asian="8pt" style:font-size-complex="8pt"/>
    </style:style>
    <style:style style:name="P11" style:family="paragraph" style:parent-style-name="Text_20_body" style:list-style-name="L4">
      <style:text-properties fo:font-size="8pt" officeooo:paragraph-rsid="0008fd0d" style:font-size-asian="8pt" style:font-size-complex="8pt"/>
    </style:style>
    <style:style style:name="P12" style:family="paragraph" style:parent-style-name="Text_20_body" style:list-style-name="L5">
      <style:paragraph-properties fo:margin-top="0in" fo:margin-bottom="0in" style:contextual-spacing="false"/>
      <style:text-properties fo:font-size="8pt" officeooo:paragraph-rsid="0008fd0d" style:font-size-asian="8pt" style:font-size-complex="8pt"/>
    </style:style>
    <style:style style:name="P13" style:family="paragraph" style:parent-style-name="Text_20_body" style:list-style-name="L5">
      <style:text-properties fo:font-size="8pt" officeooo:paragraph-rsid="0008fd0d" style:font-size-asian="8pt" style:font-size-complex="8pt"/>
    </style:style>
    <style:style style:name="P14" style:family="paragraph" style:parent-style-name="Text_20_body" style:list-style-name="L6">
      <style:paragraph-properties fo:margin-top="0in" fo:margin-bottom="0in" style:contextual-spacing="false"/>
      <style:text-properties fo:font-size="8pt" officeooo:paragraph-rsid="0008fd0d" style:font-size-asian="8pt" style:font-size-complex="8pt"/>
    </style:style>
    <style:style style:name="P15" style:family="paragraph" style:parent-style-name="Text_20_body" style:list-style-name="L6">
      <style:text-properties fo:font-size="8pt" officeooo:paragraph-rsid="0008fd0d" style:font-size-asian="8pt" style:font-size-complex="8pt"/>
    </style:style>
    <style:style style:name="P16" style:family="paragraph" style:parent-style-name="Text_20_body" style:list-style-name="L7">
      <style:paragraph-properties fo:margin-top="0in" fo:margin-bottom="0in" style:contextual-spacing="false"/>
      <style:text-properties fo:font-size="8pt" officeooo:paragraph-rsid="0008fd0d" style:font-size-asian="8pt" style:font-size-complex="8pt"/>
    </style:style>
    <style:style style:name="P17" style:family="paragraph" style:parent-style-name="Text_20_body" style:list-style-name="L7">
      <style:text-properties fo:font-size="8pt" officeooo:paragraph-rsid="0008fd0d" style:font-size-asian="8pt" style:font-size-complex="8pt"/>
    </style:style>
    <style:style style:name="P18" style:family="paragraph" style:parent-style-name="Text_20_body" style:list-style-name="L8">
      <style:paragraph-properties fo:margin-top="0in" fo:margin-bottom="0in" style:contextual-spacing="false"/>
      <style:text-properties fo:font-size="8pt" officeooo:paragraph-rsid="0008fd0d" style:font-size-asian="8pt" style:font-size-complex="8pt"/>
    </style:style>
    <style:style style:name="P19" style:family="paragraph" style:parent-style-name="Text_20_body" style:list-style-name="L8">
      <style:text-properties fo:font-size="8pt" officeooo:paragraph-rsid="0008fd0d" style:font-size-asian="8pt" style:font-size-complex="8pt"/>
    </style:style>
    <style:style style:name="P20" style:family="paragraph" style:parent-style-name="Text_20_body" style:list-style-name="L9">
      <style:paragraph-properties fo:margin-top="0in" fo:margin-bottom="0in" style:contextual-spacing="false"/>
      <style:text-properties fo:font-size="8pt" officeooo:paragraph-rsid="0008fd0d" style:font-size-asian="8pt" style:font-size-complex="8pt"/>
    </style:style>
    <style:style style:name="P21" style:family="paragraph" style:parent-style-name="Text_20_body" style:list-style-name="L9">
      <style:text-properties fo:font-size="8pt" officeooo:paragraph-rsid="0008fd0d" style:font-size-asian="8pt" style:font-size-complex="8pt"/>
    </style:style>
    <style:style style:name="P22" style:family="paragraph" style:parent-style-name="Text_20_body" style:list-style-name="L10">
      <style:paragraph-properties fo:margin-top="0in" fo:margin-bottom="0in" style:contextual-spacing="false"/>
      <style:text-properties fo:font-size="8pt" officeooo:paragraph-rsid="0008fd0d" style:font-size-asian="8pt" style:font-size-complex="8pt"/>
    </style:style>
    <style:style style:name="P23" style:family="paragraph" style:parent-style-name="Text_20_body" style:list-style-name="L10">
      <style:text-properties fo:font-size="8pt" officeooo:paragraph-rsid="0008fd0d" style:font-size-asian="8pt" style:font-size-complex="8pt"/>
    </style:style>
    <style:style style:name="P24" style:family="paragraph" style:parent-style-name="Text_20_body" style:list-style-name="L8">
      <style:text-properties officeooo:rsid="00112eac" officeooo:paragraph-rsid="0008fd0d"/>
    </style:style>
    <style:style style:name="T1" style:family="text">
      <style:text-properties fo:font-variant="normal" fo:text-transform="none" fo:color="#c9211e" loext:opacity="100%" style:font-name="styreneB" fo:font-size="8pt" fo:letter-spacing="normal" fo:font-style="normal" officeooo:rsid="0019863c" style:font-size-asian="8pt" style:font-size-complex="8pt" loext:padding="0in" loext:border="none"/>
    </style:style>
    <style:style style:name="T2" style:family="text">
      <style:text-properties fo:font-variant="normal" fo:text-transform="none" fo:color="#c9211e" loext:opacity="100%" style:font-name="styreneB" fo:font-size="8pt" fo:letter-spacing="normal" fo:font-style="normal" officeooo:rsid="000aca64" style:font-size-asian="8pt" style:font-size-complex="8pt" loext:padding="0in" loext:border="none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208ba1" style:font-size-asian="8pt" style:font-size-complex="8pt"/>
    </style:style>
    <style:style style:name="T5" style:family="text">
      <style:text-properties officeooo:rsid="0021f05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2">H</text:span></text:span><text:span text:style-name="Strong_20_Emphasis"><text:span text:style-name="T1">ere is the structure of the database</text:span></text:span></text:p>
      <text:p text:style-name="P2"><text:span text:style-name="Strong_20_Emphasis"><text:span text:style-name="T3">users</text:span></text:span></text:p>
      <text:list text:style-name="L1">
        <text:list-item>
          <text:p text:style-name="P3">id: BIGINT UNSIGNED AUTO_INCREMENT </text:p>
        </text:list-item>
        <text:list-item>
          <text:p text:style-name="P3">username: VARCHAR(50) </text:p>
        </text:list-item>
        <text:list-item>
          <text:p text:style-name="P3">email: VARCHAR(255) </text:p>
        </text:list-item>
        <text:list-item>
          <text:p text:style-name="P4">password: VARCHAR(255) </text:p>
        </text:list-item>
      </text:list>
      <text:h text:style-name="P1" text:outline-level="3"><text:span text:style-name="Strong_20_Emphasis"><text:span text:style-name="T3">movies</text:span></text:span></text:h>
      <text:list text:style-name="L2">
        <text:list-item>
          <text:p text:style-name="P5">id: BIGINT UNSIGNED AUTO_INCREMENT </text:p>
        </text:list-item>
        <text:list-item>
          <text:p text:style-name="P5">title: VARCHAR(255) </text:p>
        </text:list-item>
        <text:list-item>
          <text:p text:style-name="P5">release_year: YEAR </text:p>
        </text:list-item>
        <text:list-item>
          <text:p text:style-name="P5">runtime: SMALLINT UNSIGNED </text:p>
        </text:list-item>
        <text:list-item>
          <text:p text:style-name="P5">synopsis: TEXT </text:p>
        </text:list-item>
        <text:list-item>
          <text:p text:style-name="P5">language: VARCHAR(50) </text:p>
        </text:list-item>
        <text:list-item>
          <text:p text:style-name="P5">average_rating: DECIMAL(3,1) <text:tab/>//<text:span text:style-name="T5">standard rating</text:span></text:p>
        </text:list-item>
        <text:list-item>
          <text:p text:style-name="P6">created_by: BIGINT UNSIGNED </text:p>
        </text:list-item>
      </text:list>
      <text:h text:style-name="P1" text:outline-level="3"><text:span text:style-name="Strong_20_Emphasis"><text:span text:style-name="T3">reviews</text:span></text:span></text:h>
      <text:list text:style-name="L3">
        <text:list-item>
          <text:p text:style-name="P7">id: BIGINT UNSIGNED AUTO_INCREMENT </text:p>
        </text:list-item>
        <text:list-item>
          <text:p text:style-name="P7">movie_id: BIGINT UNSIGNED </text:p>
        </text:list-item>
        <text:list-item>
          <text:p text:style-name="P7">user_id: BIGINT UNSIGNED </text:p>
        </text:list-item>
        <text:list-item>
          <text:p text:style-name="P7">content: TEXT </text:p>
        </text:list-item>
        <text:list-item>
          <text:p text:style-name="P9">rating :int</text:p>
        </text:list-item>
        <text:list-item>
          <text:p text:style-name="P7">likes_count: INT UNSIGNED </text:p>
        </text:list-item>
        <text:list-item>
          <text:p text:style-name="P8">dislikes_count: INT UNSIGNED </text:p>
          <text:p text:style-name="P8"/>
        </text:list-item>
      </text:list>
      <text:h text:style-name="P1" text:outline-level="3"><text:span text:style-name="Strong_20_Emphasis"><text:span text:style-name="T3">genres</text:span></text:span></text:h>
      <text:list text:style-name="L4">
        <text:list-item>
          <text:p text:style-name="P10">id: INT UNSIGNED AUTO_INCREMENT </text:p>
        </text:list-item>
        <text:list-item>
          <text:p text:style-name="P11">name: VARCHAR(50) </text:p>
        </text:list-item>
      </text:list>
      <text:h text:style-name="P1" text:outline-level="3"><text:span text:style-name="Strong_20_Emphasis"><text:span text:style-name="T3">movie_genres</text:span></text:span></text:h>
      <text:list text:style-name="L5">
        <text:list-item>
          <text:p text:style-name="P12">movie_id: BIGINT UNSIGNED </text:p>
        </text:list-item>
        <text:list-item>
          <text:p text:style-name="P13">genre_id: INT UNSIGNED </text:p>
        </text:list-item>
      </text:list>
      <text:h text:style-name="P1" text:outline-level="3"><text:span text:style-name="Strong_20_Emphasis"><text:span text:style-name="T3">people</text:span></text:span></text:h>
      <text:list text:style-name="L6">
        <text:list-item>
          <text:p text:style-name="P14">id: BIGINT UNSIGNED AUTO_INCREMENT </text:p>
        </text:list-item>
        <text:list-item>
          <text:p text:style-name="P14">name: VARCHAR(255) </text:p>
          <text:p text:style-name="P15"/>
        </text:list-item>
      </text:list>
      <text:h text:style-name="P1" text:outline-level="3"><text:span text:style-name="Strong_20_Emphasis"><text:span text:style-name="T3">movie_cast_crew</text:span></text:span></text:h>
      <text:list text:style-name="L7">
        <text:list-item>
          <text:p text:style-name="P16">id: BIGINT UNSIGNED AUTO_INCREMENT </text:p>
        </text:list-item>
        <text:list-item>
          <text:p text:style-name="P16">movie_id: BIGINT UNSIGNED </text:p>
        </text:list-item>
        <text:list-item>
          <text:p text:style-name="P16">person_id: BIGINT UNSIGNED </text:p>
        </text:list-item>
        <text:list-item>
          <text:p text:style-name="P16">character_name: VARCHAR(255) </text:p>
        </text:list-item>
        <text:list-item>
          <text:p text:style-name="P17">role: ENUM('actor', 'actress', 'director', 'writer', 'producer') </text:p>
        </text:list-item>
      </text:list>
      <text:h text:style-name="P1" text:outline-level="3"><text:span text:style-name="Strong_20_Emphasis"><text:span text:style-name="T3">watchlists</text:span></text:span></text:h>
      <text:list text:style-name="L8">
        <text:list-item>
          <text:p text:style-name="P18">user_id: BIGINT UNSIGNED </text:p>
        </text:list-item>
        <text:list-item>
          <text:p text:style-name="P19">movie_id: BIGINT UNSIGNED </text:p>
          <text:p text:style-name="P24"><text:span text:style-name="Strong_20_Emphasis"><text:span text:style-name="T3">Primary Key:</text:span></text:span><text:span text:style-name="T3"> </text:span><text:span text:style-name="Source_20_Text"><text:span text:style-name="T3">(user_id, movie_id)</text:span></text:span></text:p>
        </text:list-item>
      </text:list>
      <text:h text:style-name="P1" text:outline-level="3"><text:span text:style-name="Strong_20_Emphasis"><text:span text:style-name="T4">liked_movies</text:span></text:span></text:h>
      <text:list text:style-name="L9">
        <text:list-item>
          <text:p text:style-name="P20">user_id: BIGINT UNSIGNED </text:p>
        </text:list-item>
        <text:list-item>
          <text:p text:style-name="P21">movie_id: BIGINT UNSIGNED </text:p>
        </text:list-item>
      </text:list>
      <text:h text:style-name="P1" text:outline-level="3"><text:span text:style-name="Strong_20_Emphasis"><text:span text:style-name="T3">review_likes</text:span></text:span></text:h>
      <text:list text:style-name="L10">
        <text:list-item>
          <text:p text:style-name="P22">user_id: BIGINT UNSIGNED </text:p>
        </text:list-item>
        <text:list-item>
          <text:p text:style-name="P23">review_id: BIGINT UNSIGNED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yreneB" svg:font-family="styreneB, 'styreneB Fallback', ui-sans-serif, system-ui, 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13:47:08.385018366</meta:creation-date>
    <dc:date>2025-04-13T14:17:45.827278397</dc:date>
    <meta:editing-duration>PT57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50" meta:word-count="166" meta:character-count="1166" meta:non-whitespace-character-count="1053"/>
  </office:meta>
</office:document-meta>
</file>